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0.05pt solid #000000"/>
    </style:style>
    <style:style style:name="P1" style:family="paragraph" style:parent-style-name="Table_20_Contents">
      <style:text-properties style:font-name="Liberation Sans" fo:font-size="8pt" style:font-name-asian="Microsoft YaHei" style:font-size-asian="8pt" style:font-name-complex="Arial" style:font-size-complex="8pt"/>
    </style:style>
    <style:style style:name="P2" style:family="paragraph" style:parent-style-name="Table_20_Contents">
      <style:text-properties fo:color="#00599d" style:font-name="Liberation Sans" fo:font-size="8pt" style:font-name-asian="Microsoft YaHei" style:font-size-asian="8pt" style:font-name-complex="Arial" style:font-size-complex="8pt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Table_20_Contents">
      <style:text-properties style:font-name="Liberation Sans" fo:font-size="8pt" style:font-name-asian="Microsoft YaHei" style:font-size-asian="8pt" style:font-name-complex="Arial" style:font-size-complex="8pt"/>
    </style:style>
    <style:style style:name="P5" style:family="paragraph" style:parent-style-name="Table_20_Contents">
      <style:text-properties fo:color="#00599d" style:font-name="Liberation Sans" fo:font-size="8pt" fo:font-weight="bold" style:font-name-asian="Microsoft YaHei" style:font-size-asian="8pt" style:font-weight-asian="bold" style:font-name-complex="Arial" style:font-size-complex="8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color="#00599d"/>
    </style:style>
    <style:style style:name="T3" style:family="text">
      <style:text-properties fo:color="#00599d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Результаты тестов смарт-контракта с использованием <text:span text:style-name="T1">mocha ganache-cli</text:span></text:h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1">PS D:\solidity\6. Gradus Contract&gt; npm run test</text:p>
            <text:p text:style-name="P1"/>
            <text:p text:style-name="P1">&gt; @ test D:\solidity\6. Gradus Contract</text:p>
            <text:p text:style-name="P1">&gt; mocha</text:p>
            <text:p text:style-name="P1"/>
            <text:p text:style-name="P1">Tue Jul 17 2018 13:12:14 GMT+0300 (RTZ 2 (зима))</text:p>
            <text:p text:style-name="P1"/>
            <text:p text:style-name="P1"/>
            <text:p text:style-name="P1"><text:s text:c="2"/>Серия тестов для проверки функций контракта дивидендов...</text:p>
            <text:p text:style-name="P1"><text:s text:c="4"/>√ Разворачиваем контракт для тестирования... (410ms)</text:p>
            <text:p text:style-name="P1"><text:s text:c="4"/>√ Адрес контракта...</text:p>
            <text:p text:style-name="P1"><text:s text:c="4"/>√ Получаем развернутый контракт токена GRAD...</text:p>
            <text:p text:style-name="P1"><text:s text:c="4"/>√ Получаем развернутый контракт дивидендов...</text:p>
            <text:p text:style-name="P1"><text:s text:c="4"/>√ Включаем разрешение на продажу токенов... (59ms)</text:p>
            <text:p text:style-name="P1"><text:s text:c="4"/>√ Ставим хардкап краудсейла 12 эфиров... (41ms)</text:p>
            <text:p text:style-name="P1"><text:s text:c="4"/>√ Ставим хардкап дивидендов 15 эфиров... (51ms)</text:p>
            <text:p text:style-name="P1"><text:s text:c="4"/>√ Переводим от account[1] 5 эфиров... (101ms)</text:p>
            <text:p text:style-name="P1"><text:s text:c="4"/>√ Проверка поступления токенов account[1] - должно быть 50 тыс....</text:p>
            <text:p text:style-name="P1"><text:s text:c="4"/>√ Переводим от account[2] 4 эфиров... (112ms)</text:p>
            <text:p text:style-name="P1"><text:s text:c="4"/>√ Проверка поступления токенов на account[2] - должно быть 40 тыс....</text:p>
            <text:p text:style-name="P1"><text:s text:c="4"/>√ Переводим от account[3] 0.007 эфиров - должен отбить, меньше мимниума... (38ms)</text:p>
            <text:p text:style-name="P1"><text:s text:c="4"/>√ Переводим от account[3] 0.01 эфиров - должен принять... (108ms)</text:p>
            <text:p text:style-name="P1"><text:s text:c="4"/>√ Переводим от account[3] 2.99 эфиров - должен принять... (85ms)</text:p>
            <text:p text:style-name="P1"><text:s text:c="4"/>√ Переводим от account[3] 0.1 эфиров - должен отбить - превышен хардкап... (39ms)</text:p>
            <text:p text:style-name="P1"><text:s text:c="4"/>√ Проверка поступления токенов на account[3] - должно быть 30 тыс....</text:p>
            <text:p text:style-name="P1"><text:s text:c="4"/>√ Переводим на контракт дивидендов 5 эфиров... (61ms)</text:p>
            <text:p text:style-name="P1"><text:s text:c="4"/>√ Проверяем расчет дивидендов для account[1]- должен быть ноль...</text:p>
            <text:p text:style-name="P1"><text:s text:c="4"/>√ Переводим на контракт дивидендов 5 эфиров - должен принять... (53ms)</text:p>
            <text:p text:style-name="P1"><text:s text:c="4"/>√ Проверяем расчет дивидендов для account[1]- должен быть ноль...</text:p>
            <text:p text:style-name="P1"><text:s text:c="4"/>√ Переводим на контракт дивидендов 2 эфиров - должен принять... (52ms)</text:p>
            <text:p text:style-name="P1"><text:s text:c="4"/>√ Проверяем расчет дивидендов для account[1]- должен быть ноль...</text:p>
            <text:p text:style-name="P1"><text:s text:c="4"/>√ Переводим на контракт дивидендов 4 эфиров - должен принять и рассчитать дивиденды (на балансе 16 эфиров.. (213ms)</text:p>
            <text:p text:style-name="P1"><text:s text:c="4"/>√ Проверяем расчет дивидендов для account[1]- должен быть &gt; 6,66...</text:p>
            <text:p text:style-name="P1"><text:s text:c="4"/>√ Проверяем расчет дивидендов для account[2]- должен быть &gt; 5,33...</text:p>
            <text:p text:style-name="P1"><text:s text:c="4"/>√ Проверяем расчет дивидендов для account[3]- должен быть &gt; 3,99...</text:p>
            <text:p text:style-name="P1"><text:s text:c="4"/>√ Раунд 2 Переводим на контракт дивидендов 1 эфир.. (84ms)</text:p>
            <text:p text:style-name="P1"><text:s text:c="4"/>√ Проверка баланса на account[1] - &gt; 94,99 ...</text:p>
            <text:p text:style-name="P1"><text:s text:c="4"/>√ Выводим дивиденды на account[1].. (99ms)</text:p>
            <text:p text:style-name="P1"><text:s text:c="4"/>√ Проверка баланса на account[1] - &gt; 101,66 ...</text:p>
            <text:p text:style-name="P1"><text:s text:c="4"/>√ Проверяем расчет дивидендов для account[1]- должен быть ноль...</text:p>
            <text:p text:style-name="P1"><text:s text:c="4"/>√ Проверяем сумму собранных дивидедов <text:s/>- должен быть 1...</text:p>
            <text:p text:style-name="P1"><text:s text:c="4"/>√ Проверка баланса на контракте дивидендов...</text:p>
            <text:p text:style-name="P1"><text:s text:c="4"/>√ Переводим на контракт дивидендов 10 эфиров.. (87ms)</text:p>
            <text:p text:style-name="P1"><text:s text:c="4"/>√ Проверяем расчет дивидендов для account[1]- должен быть ноль...</text:p>
            <text:p text:style-name="P1"><text:s text:c="4"/>√ Переводим на контракт дивидендов еще 10 эфиров - должен рассчитать дивиденды.. (216ms)</text:p>
            <text:p text:style-name="P1">8.75</text:p>
            <text:p text:style-name="P1"><text:s text:c="4"/>√ Проверяем расчет дивидендов для account[1]- должен быть остаток...</text:p>
            <text:p text:style-name="P1">12.33333333333332</text:p>
            <text:p text:style-name="P1"><text:s text:c="4"/>√ Проверяем расчет дивидендов для account[2]- должен быть остаток...</text:p>
            <text:p text:style-name="P1">9.24999999999999</text:p>
            <text:p text:style-name="P1"><text:s text:c="4"/>√ Проверяем расчет дивидендов для account[3]- должен быть остаток...</text:p>
            <text:p text:style-name="P1">Balance of account[2]: <text:s/>79.99301612</text:p>
            <text:p text:style-name="P1"><text:s text:c="4"/>√ Проверка баланса на account[2] - ...</text:p>
            <text:p text:style-name="P1"><text:s text:c="4"/>√ Выводим дивиденды на account[2].. (71ms)</text:p>
            <text:p text:style-name="P1">Balance of account[2]: <text:s/>92.32592385333332</text:p>
            <text:p text:style-name="P1"><text:s text:c="4"/>√ Проверка баланса на account[2] - ...</text:p>
            <text:p text:style-name="P1"><text:s text:c="4"/>√ Переводим на контракт дивидендов еще 10 эфиров.. (72ms)</text:p>
            <text:p text:style-name="P1">0</text:p>
            <text:p text:style-name="P1"><text:s text:c="4"/>√ Проверяем расчет дивидендов для account[2]- должен быть ноль...</text:p>
            <text:p text:style-name="P1"><text:s text:c="4"/>√ Переводим на контракт дивидендов еще 4 эфира.. (76ms)</text:p>
            <text:p text:style-name="P1">0</text:p>
            <text:p text:style-name="P1"><text:s text:c="4"/>√ Проверяем расчет дивидендов для account[2]- должен быть ноль...</text:p>
            <text:p text:style-name="P1"><text:s text:c="4"/>√ Переводим на контракт дивидендов еще 1 эфир - должен рассчитать дивиденды.. (189ms)</text:p>
            <text:p text:style-name="P1">15</text:p>
            <text:p text:style-name="P1"><text:s text:c="4"/>√ Проверяем расчет дивидендов для account[1]- должен быть...</text:p>
            <text:p text:style-name="P1">5</text:p>
            <text:p text:style-name="P1"><text:s text:c="4"/>√ Проверяем расчет дивидендов для account[2]- должен быть...</text:p>
            <text:p text:style-name="P1">12.99999999999999</text:p>
            <text:p text:style-name="P1"><text:s text:c="4"/>√ Проверяем расчет дивидендов для account[3]- должен быть...</text:p>
            <text:p text:style-name="P1">Balance of dividend contract before withdraw: <text:s/>33.00000000000003</text:p>
            <text:p text:style-name="P1"><text:s text:c="4"/>√ Проверка баланса на контракте дивидендов перед выводом всех средств - ...</text:p>
            <text:p text:style-name="P1">Balance of account[1] before withdraw: <text:s/>101.66265018666665</text:p>
            <text:p text:style-name="P1"><text:soft-page-break/><text:s text:c="4"/>√ Проверка баланса на account[1] - ...</text:p>
            <text:p text:style-name="P1"><text:s text:c="4"/>√ Выводим дивиденды на account[1].. (74ms)</text:p>
            <text:p text:style-name="P1">Balance of account[1] after: <text:s/>116.66222458666665</text:p>
            <text:p text:style-name="P1"><text:s text:c="4"/>√ Проверка баланса на account[1] - ...</text:p>
            <text:p text:style-name="P1">Balance of account[2] before: <text:s/>92.32592385333332</text:p>
            <text:p text:style-name="P1"><text:s text:c="4"/>√ Проверка баланса на account[2] - ...</text:p>
            <text:p text:style-name="P1"><text:s text:c="4"/>√ Выводим дивиденды на account[2].. (63ms)</text:p>
            <text:p text:style-name="P1">Balance of account[2] after: <text:s/>97.32549825333332</text:p>
            <text:p text:style-name="P1"><text:s text:c="4"/>√ Проверка баланса на account[2] - ...</text:p>
            <text:p text:style-name="P1">Balance of account[3] before: <text:s/>96.99554852</text:p>
            <text:p text:style-name="P1"><text:s text:c="4"/>√ Проверка баланса на account[3] - ...</text:p>
            <text:p text:style-name="P1"><text:s text:c="4"/>√ Выводим дивиденды на account[3].. (74ms)</text:p>
            <text:p text:style-name="P1">Balance of account[3] after: <text:s/>109.99512291999999</text:p>
            <text:p text:style-name="P1"><text:s text:c="4"/>√ Проверка баланса на account[3] - ...</text:p>
            <text:p text:style-name="P1">Balance of dividend contract after: <text:s/>0.00000000000004</text:p>
            <text:p text:style-name="P1"><text:s text:c="4"/>√ Проверка баланса на контракте дивидендов после вывода...</text:p>
            <text:p text:style-name="P1"/>
            <text:p text:style-name="P1"><text:s text:c="2"/>Серия тестов для проверки расчета дивидендов при внешней передаче токенов между пользователями...</text:p>
            <text:p text:style-name="P1"><text:s text:c="4"/>√ Разворачиваем контракт для тестирования... (129ms)</text:p>
            <text:p text:style-name="P1"><text:s text:c="4"/>√ Адрес контракта...</text:p>
            <text:p text:style-name="P1"><text:s text:c="4"/>√ Получаем развернутый контракт токена GRAD...</text:p>
            <text:p text:style-name="P1"><text:s text:c="4"/>√ Получаем развернутый контракт дивидендов...</text:p>
            <text:p text:style-name="P1"><text:s text:c="4"/>√ Включаем разрешение на продажу токенов... (40ms)</text:p>
            <text:p text:style-name="P1"><text:s text:c="4"/>√ Ставим хардкап краудсейла 12 эфиров... (38ms)</text:p>
            <text:p text:style-name="P1"><text:s text:c="4"/>√ Ставим хардкап дивидендов 15 эфиров... (38ms)</text:p>
            <text:p text:style-name="P1"><text:s text:c="4"/>√ Переводим от account[1] 5 эфиров... (96ms)</text:p>
            <text:p text:style-name="P1"><text:s text:c="4"/>√ Проверка поступления токенов account[1] - должно быть 50 тыс....</text:p>
            <text:p text:style-name="P1"><text:s text:c="4"/>√ Переводим на контракт дивидендов 20 эфиров - должен рассчитать дивиденды.. (87ms)</text:p>
            <text:p text:style-name="P1">20</text:p>
            <text:p text:style-name="P1"><text:s text:c="4"/>√ Проверяем расчет дивидендов для account[1]- должен быть остаток...</text:p>
            <text:p text:style-name="P1">0</text:p>
            <text:p text:style-name="P1"><text:s text:c="4"/>√ Проверяем расчет дивидендов для account[2]- должен быть ноль...</text:p>
            <text:p text:style-name="P1"><text:s text:c="4"/>√ Запретим передача токенов...</text:p>
            <text:p text:style-name="P1"><text:s text:c="4"/>√ Проверяем, что передача запрещена...</text:p>
            <text:p text:style-name="P1"><text:s text:c="4"/>√ account[1] переводит 40000 токенов на account[2] - должен отбить, т.к. передача запрещена...</text:p>
            <text:p text:style-name="P1"><text:s text:c="4"/>√ Проверка поступления токенов account[1] - все еще 50 тыс....</text:p>
            <text:p text:style-name="P1"><text:s text:c="4"/>√ Разрешаем передача токенов...</text:p>
            <text:p text:style-name="P1"><text:s text:c="4"/>√ Проверяем, что передача разрешена...</text:p>
            <text:p text:style-name="P1"><text:s text:c="4"/>√ account[1] переводит 40000 токенов на account[2] - должен принять, т.к. передача разрешена... (60ms)</text:p>
            <text:p text:style-name="P1"><text:s text:c="4"/>√ Проверка поступления токенов account[1] - 10 тыс....</text:p>
            <text:p text:style-name="P1"><text:s text:c="4"/>√ Переводим на контракт дивидендов еще 20 эфиров - должен рассчитать дивиденды.. (101ms)</text:p>
            <text:p text:style-name="P1">24</text:p>
            <text:p text:style-name="P1"><text:s text:c="4"/>√ Проверяем расчет дивидендов для account[1]- должен быть остаток...</text:p>
            <text:p text:style-name="P1">16</text:p>
            <text:p text:style-name="P1"><text:s text:c="4"/>√ Проверяем расчет дивидендов для account[2]- должен быть остаток...</text:p>
            <text:p text:style-name="P1"/>
            <text:p text:style-name="P1"><text:s text:c="2"/>Серия тестов для проверки штатных функций ERC20...</text:p>
            <text:p text:style-name="P1"><text:s text:c="4"/>√ Разворачиваем контракт для тестирования... (125ms)</text:p>
            <text:p text:style-name="P1"><text:s text:c="4"/>√ Адрес контракта...</text:p>
            <text:p text:style-name="P1"><text:s text:c="4"/>√ Получаем развернутый контракт токена GRAD...</text:p>
            <text:p text:style-name="P1"><text:s text:c="4"/>√ Получаем развернутый контракт дивидендов...</text:p>
            <text:p text:style-name="P1"><text:s text:c="4"/>√ Включаем разрешение на продажу токенов... (45ms)</text:p>
            <text:p text:style-name="P1"><text:s text:c="4"/>√ Ставим хардкап краудсейла 12 эфиров...</text:p>
            <text:p text:style-name="P1"><text:s text:c="4"/>√ Ставим хардкап дивидендов 15 эфиров...</text:p>
            <text:p text:style-name="P1"><text:s text:c="4"/>√ Переводим от account[1] 5 эфиров... (74ms)</text:p>
            <text:p text:style-name="P1"><text:s text:c="4"/>√ Даем разрешение accounts[2] снять с accounts[1] 40000 токенов...</text:p>
            <text:p text:style-name="P1"><text:s text:c="4"/>√ account[2] переводит 40000 токенов c account[1]... (69ms)</text:p>
            <text:p text:style-name="P1"><text:s text:c="4"/>√ Даем разрешение accounts[2] снять с accounts[1] дополнительно 10000 токенов...</text:p>
            <text:p text:style-name="P1"><text:s text:c="4"/>√ account[2] переводит 9000 токенов c account[1]... (53ms)</text:p>
            <text:p text:style-name="P1"><text:s text:c="4"/>√ account[2] переводит 2000 токенов c account[1] - должен отбить из-за превышения...</text:p>
            <text:p text:style-name="P1"><text:s text:c="4"/>√ account[2] переводит 1000 токенов c account[1] - должен разрешить... (45ms)</text:p>
            <text:p text:style-name="P1"><text:s text:c="4"/>√ Проверка баланса токенов account[2] - 50 тыс....</text:p>
            <text:p text:style-name="P1"><text:s text:c="4"/>√ Проверка баланса токенов account[1] - 0....</text:p>
            <text:p text:style-name="P1"/>
            <text:p text:style-name="P1"><text:s text:c="2"/>Серия тестов для проверки обратного выкупа токенов...</text:p>
            <text:p text:style-name="P1"><text:s text:c="4"/>√ Разворачиваем контракт для тестирования... (114ms)</text:p>
            <text:p text:style-name="P1"><text:s text:c="4"/>√ Адрес контракта...</text:p>
            <text:p text:style-name="P1"><text:s text:c="4"/>√ Получаем развернутый контракт токена GRAD...</text:p>
            <text:p text:style-name="P1"><text:s text:c="4"/>√ Получаем развернутый контракт дивидендов...</text:p>
            <text:p text:style-name="P1"><text:s text:c="4"/>√ Включаем разрешение на продажу токенов...</text:p>
            <text:p text:style-name="P1"><text:s text:c="4"/>√ Переводим от account[1] 5 эфиров... (93ms)</text:p>
            <text:p text:style-name="P1">Balance of account[1]: <text:s/>94.99640912</text:p>
            <text:p text:style-name="P1"><text:s text:c="4"/>√ Проверка баланса на account[1] - &gt; 94,99 ...</text:p>
            <text:p text:style-name="P1"><text:s text:c="4"/>√ Устанавливаем курс обратного выкупа токенов 12000 токенов за эфир..</text:p>
            <text:p text:style-name="P1"><text:s text:c="4"/>√ Пробуем продать токены контракту - должен отбить (баланс контракта пустой)...</text:p>
            <text:p text:style-name="P1"><text:s text:c="4"/>√ Переводим от account[5] 10 эфиров на баланс контракта токена (для оплаты выкупа токенов)...</text:p>
            <text:p text:style-name="P1"><text:s text:c="4"/>√ Пробуем еще раз продать токены контракту - должен отработать... (50ms)</text:p>
            <text:p text:style-name="P1">Balance of account[1]: <text:s/>99.162165626666666666</text:p>
            <text:p text:style-name="P1"><text:soft-page-break/><text:s text:c="4"/>√ Проверка баланса на account[1] - &gt; 94,99 ...</text:p>
            <text:p text:style-name="P1"/>
            <text:p text:style-name="P1"><text:s text:c="2"/><text:span text:style-name="T3">Серия тестов для проверки аварийного вывода из контракта дивидендов...</text:span></text:p>
            <text:p text:style-name="P5"><text:s text:c="4"/>√ Разворачиваем контракт для тестирования... (141ms)</text:p>
            <text:p text:style-name="P5"><text:s text:c="4"/>√ Адрес контракта...</text:p>
            <text:p text:style-name="P5"><text:s text:c="4"/>√ Получаем развернутый контракт дивидендов...</text:p>
            <text:p text:style-name="P5"><text:s text:c="4"/>√ Переводим от account[1] 5 эфиров на контракт дивидендов...</text:p>
            <text:p text:style-name="P5"><text:s text:c="4"/>√ Установим получателя прибыли - accounts[5]... (40ms)</text:p>
            <text:p text:style-name="P5">Balance of account[5] before kill: <text:s/>100</text:p>
            <text:p text:style-name="P5"><text:s text:c="4"/>√ Проверка баланса на account[5] - 100 эфиров ...</text:p>
            <text:p text:style-name="P5"><text:s text:c="4"/>√ Убиваем контракт дивидендов...</text:p>
            <text:p text:style-name="P5">Balance of account[5] after: <text:s/>105</text:p>
            <text:p text:style-name="P5"><text:s text:c="4"/>√ Проверка баланса на account[5] - должно быть 105 эфиров ...</text:p>
            <text:p text:style-name="P5"/>
            <text:p text:style-name="P1"/>
            <text:p text:style-name="P1"><text:s text:c="2"/>120 passing (5s)</text:p>
            <text:p text:style-name="P1"/>
            <text:p text:style-name="P1">PS D:\solidity\6. Gradus Contract&gt;</text:p>
          </table:table-cell>
        </table:table-row>
      </table:table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6T18:43:55.586000000</meta:creation-date>
    <meta:generator>LibreOffice/6.0.5.2$Windows_x86 LibreOffice_project/54c8cbb85f300ac59db32fe8a675ff7683cd5a16</meta:generator>
    <dc:date>2018-07-17T13:14:08.686000000</dc:date>
    <meta:editing-duration>PT7M50S</meta:editing-duration>
    <meta:editing-cycles>3</meta:editing-cycles>
    <meta:document-statistic meta:table-count="1" meta:image-count="0" meta:object-count="0" meta:page-count="3" meta:paragraph-count="158" meta:word-count="1140" meta:character-count="8448" meta:non-whitespace-character-count="6959"/>
  </office:meta>
</office:document-meta>
</file>